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3">
      <style:text-properties officeooo:rsid="00248b3b" officeooo:paragraph-rsid="001f4ba8"/>
    </style:style>
    <style:style style:name="P2" style:family="paragraph" style:parent-style-name="Text_20_body">
      <style:text-properties officeooo:rsid="00248b3b" officeooo:paragraph-rsid="001f4ba8"/>
    </style:style>
    <style:style style:name="P3" style:family="paragraph" style:parent-style-name="Heading_20_3">
      <style:text-properties officeooo:paragraph-rsid="001f4ba8"/>
    </style:style>
    <style:style style:name="P4" style:family="paragraph" style:parent-style-name="Text_20_body">
      <style:text-properties officeooo:rsid="00236799" officeooo:paragraph-rsid="001f4ba8"/>
    </style:style>
    <style:style style:name="P5" style:family="paragraph" style:parent-style-name="Text_20_body">
      <style:text-properties officeooo:rsid="001f4ba8" officeooo:paragraph-rsid="001f4ba8"/>
    </style:style>
    <style:style style:name="P6" style:family="paragraph" style:parent-style-name="Text_20_body">
      <style:text-properties officeooo:rsid="001f4ba8" officeooo:paragraph-rsid="002091af"/>
    </style:style>
    <style:style style:name="P7" style:family="paragraph" style:parent-style-name="Text_20_body">
      <style:text-properties officeooo:rsid="001fa0f2" officeooo:paragraph-rsid="001fa0f2"/>
    </style:style>
    <style:style style:name="P8" style:family="paragraph" style:parent-style-name="Text_20_body">
      <style:text-properties officeooo:rsid="00202c81" officeooo:paragraph-rsid="00202c81"/>
    </style:style>
    <style:style style:name="P9" style:family="paragraph" style:parent-style-name="Standard">
      <style:text-properties style:font-name="Liberation Serif" fo:font-size="12pt" officeooo:rsid="00248b3b" officeooo:paragraph-rsid="001f4ba8" style:font-size-asian="12pt" style:font-size-complex="12pt"/>
    </style:style>
    <style:style style:name="P10" style:family="paragraph" style:parent-style-name="Default_20_Drawing_20_Style">
      <style:paragraph-properties fo:margin-left="0in" fo:margin-right="0in" style:line-height-at-least="0.139in" fo:text-indent="0in" style:auto-text-indent="false"/>
      <style:text-properties style:font-name="Liberation Serif" fo:font-size="12pt" officeooo:rsid="00248b3b" officeooo:paragraph-rsid="001f4ba8" style:font-size-asian="12pt" style:font-size-complex="12pt"/>
    </style:style>
    <style:style style:name="P11" style:family="paragraph" style:parent-style-name="Standard">
      <style:paragraph-properties fo:margin-left="0in" fo:margin-right="0in" style:line-height-at-least="0.139in" fo:text-indent="0in" style:auto-text-indent="false"/>
      <style:text-properties style:font-name="Liberation Serif" fo:font-size="12pt" style:font-size-asian="12pt" style:font-size-complex="12pt"/>
    </style:style>
    <style:style style:name="P12" style:family="paragraph" style:parent-style-name="Default_20_Drawing_20_Style">
      <style:paragraph-properties fo:margin-left="0in" fo:margin-right="0in" style:line-height-at-least="0.139in" fo:text-indent="0in" style:auto-text-indent="false"/>
      <style:text-properties style:font-name="Liberation Serif" fo:font-size="12pt" style:font-size-asian="12pt" style:font-size-complex="12pt"/>
    </style:style>
    <style:style style:name="P13" style:family="paragraph" style:parent-style-name="Default_20_Drawing_20_Style">
      <style:paragraph-properties fo:margin-left="0in" fo:margin-right="0in" style:line-height-at-least="0.139in" fo:text-indent="0in" style:auto-text-indent="false"/>
      <style:text-properties style:font-name="Liberation Serif" fo:font-size="12pt" officeooo:paragraph-rsid="00258939" style:font-size-asian="12pt" style:font-size-complex="12pt"/>
    </style:style>
    <style:style style:name="P14" style:family="paragraph" style:parent-style-name="Default_20_Drawing_20_Style">
      <style:paragraph-properties fo:margin-left="0in" fo:margin-right="0in" style:line-height-at-least="0.139in" fo:text-indent="0in" style:auto-text-indent="false"/>
      <style:text-properties style:font-name="Liberation Serif" fo:font-size="12pt" officeooo:rsid="00236606" officeooo:paragraph-rsid="00236606" style:font-size-asian="12pt" style:font-size-complex="12pt"/>
    </style:style>
    <style:style style:name="P15" style:family="paragraph" style:parent-style-name="Default_20_Drawing_20_Style">
      <style:paragraph-properties fo:margin-left="0in" fo:margin-right="0in" style:line-height-at-least="0.139in" fo:text-indent="0in" style:auto-text-indent="false"/>
      <style:text-properties style:font-name="Liberation Serif" fo:font-size="12pt" officeooo:rsid="00238361" officeooo:paragraph-rsid="00238361" style:font-size-asian="12pt" style:font-size-complex="12pt"/>
    </style:style>
    <style:style style:name="P16" style:family="paragraph" style:parent-style-name="Default_20_Drawing_20_Style">
      <style:paragraph-properties fo:margin-left="0in" fo:margin-right="0in" style:line-height-at-least="0.139in" fo:text-indent="0in" style:auto-text-indent="false"/>
      <style:text-properties style:font-name="Liberation Serif" fo:font-size="12pt" officeooo:rsid="002703b1" officeooo:paragraph-rsid="002703b1" style:font-size-asian="12pt" style:font-size-complex="12pt"/>
    </style:style>
    <style:style style:name="P17" style:family="paragraph" style:parent-style-name="Text_20_body">
      <style:text-properties officeooo:rsid="002091af" officeooo:paragraph-rsid="002091af"/>
    </style:style>
    <style:style style:name="P18" style:family="paragraph" style:parent-style-name="Text_20_body">
      <style:text-properties officeooo:rsid="0021dc7e" officeooo:paragraph-rsid="0021dc7e"/>
    </style:style>
    <style:style style:name="P19" style:family="paragraph" style:parent-style-name="Text_20_body">
      <style:text-properties officeooo:rsid="00236606" officeooo:paragraph-rsid="00236606"/>
    </style:style>
    <style:style style:name="P20" style:family="paragraph" style:parent-style-name="Default_20_Drawing_20_Style">
      <style:paragraph-properties fo:margin-left="0in" fo:margin-right="0in" style:line-height-at-least="0.139in" fo:text-indent="0in" style:auto-text-indent="false"/>
      <style:text-properties style:font-name="Liberation Serif" fo:font-size="12pt" officeooo:rsid="002703b1" officeooo:paragraph-rsid="002703b1" style:font-size-asian="12pt" style:font-size-complex="12pt"/>
    </style:style>
    <style:style style:name="P21" style:family="paragraph" style:parent-style-name="Default_20_Drawing_20_Style">
      <style:paragraph-properties fo:margin-left="0in" fo:margin-right="0in" style:line-height-at-least="0.139in" fo:text-indent="0in" style:auto-text-indent="false"/>
      <style:text-properties style:font-name="Liberation Serif" fo:font-size="12pt" officeooo:rsid="002703b1" officeooo:paragraph-rsid="00276cd1" style:font-size-asian="12pt" style:font-size-complex="12pt"/>
    </style:style>
    <style:style style:name="P22" style:family="paragraph" style:parent-style-name="Default_20_Drawing_20_Style">
      <style:paragraph-properties fo:margin-left="0in" fo:margin-right="0in" style:line-height-at-least="0.139in" fo:text-indent="0in" style:auto-text-indent="false"/>
      <style:text-properties style:font-name="Liberation Serif" fo:font-size="12pt" officeooo:rsid="00276cd1" officeooo:paragraph-rsid="00276cd1" style:font-size-asian="12pt" style:font-size-complex="12pt"/>
    </style:style>
    <style:style style:name="P23" style:family="paragraph" style:parent-style-name="Default_20_Drawing_20_Style">
      <style:paragraph-properties fo:margin-left="0in" fo:margin-right="0in" style:line-height-at-least="0.139in" fo:text-indent="0in" style:auto-text-indent="false"/>
      <style:text-properties style:font-name="Liberation Serif" fo:font-size="12pt" officeooo:rsid="002857ae" officeooo:paragraph-rsid="002857ae" style:font-size-asian="12pt" style:font-size-complex="12pt"/>
    </style:style>
    <style:style style:name="P24" style:family="paragraph" style:parent-style-name="Text_20_body" style:list-style-name="L1">
      <style:text-properties officeooo:rsid="00236799" officeooo:paragraph-rsid="001f4ba8"/>
    </style:style>
    <style:style style:name="P25" style:family="paragraph" style:parent-style-name="Text_20_body" style:list-style-name="L1">
      <style:text-properties officeooo:rsid="00248b3b" officeooo:paragraph-rsid="001f4ba8"/>
    </style:style>
    <style:style style:name="P26" style:family="paragraph" style:parent-style-name="Text_20_body">
      <style:text-properties officeooo:rsid="00248b3b" officeooo:paragraph-rsid="001f4ba8"/>
    </style:style>
    <style:style style:name="P27" style:family="paragraph" style:parent-style-name="Text_20_body">
      <style:text-properties officeooo:rsid="002ba56f" officeooo:paragraph-rsid="002ba56f"/>
    </style:style>
    <style:style style:name="P28" style:family="paragraph" style:parent-style-name="Text_20_body">
      <style:text-properties officeooo:rsid="002bbc0c" officeooo:paragraph-rsid="002bbc0c"/>
    </style:style>
    <style:style style:name="T1" style:family="text">
      <style:text-properties officeooo:rsid="002b4376"/>
    </style:style>
    <style:style style:name="T2" style:family="text">
      <style:text-properties officeooo:rsid="002ec946"/>
    </style:style>
    <style:style style:name="T3" style:family="text">
      <style:text-properties officeooo:rsid="003040d2"/>
    </style:style>
    <style:style style:name="T4" style:family="text">
      <style:text-properties officeooo:rsid="00236799"/>
    </style:style>
    <style:style style:name="T5" style:family="text">
      <style:text-properties officeooo:rsid="00248b3b"/>
    </style:style>
    <style:style style:name="T6" style:family="text">
      <style:text-properties officeooo:rsid="002ac78a"/>
    </style:style>
    <style:style style:name="T7" style:family="text">
      <style:text-properties officeooo:rsid="002c9bcc"/>
    </style:style>
    <style:style style:name="T8" style:family="text">
      <style:text-properties officeooo:rsid="002d8761"/>
    </style:style>
    <style:style style:name="T9" style:family="text">
      <style:text-properties officeooo:rsid="00409c54"/>
    </style:style>
    <style:style style:name="T10" style:family="text">
      <style:text-properties officeooo:rsid="001fa0f2"/>
    </style:style>
    <style:style style:name="T11" style:family="text">
      <style:text-properties officeooo:rsid="00202c81"/>
    </style:style>
    <style:style style:name="T12" style:family="text">
      <style:text-properties officeooo:rsid="002091af"/>
    </style:style>
    <style:style style:name="T13" style:family="text">
      <style:text-properties officeooo:rsid="00236606"/>
    </style:style>
    <style:style style:name="T14" style:family="text">
      <style:text-properties officeooo:rsid="00258939"/>
    </style:style>
    <style:style style:name="T15" style:family="text">
      <style:text-properties officeooo:rsid="002703b1"/>
    </style:style>
    <style:style style:name="T16" style:family="text">
      <style:text-properties officeooo:rsid="00276cd1"/>
    </style:style>
    <style:style style:name="T17" style:family="text">
      <style:text-properties officeooo:rsid="002ba56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Strong_20_Emphasis"><text:span text:style-name="T1">Seccion 2 - La vida, un computador natural</text:span></text:span></text:h>
      <text:h text:style-name="P3" text:outline-level="3"><text:span text:style-name="Strong_20_Emphasis"/></text:h>
      <text:h text:style-name="P3" text:outline-level="3"><text:span text:style-name="Strong_20_Emphasis"><text:span text:style-name="T1">2.1</text:span></text:span><text:span text:style-name="Strong_20_Emphasis"><text:span text:style-name="T4">. </text:span></text:span><text:span text:style-name="Strong_20_Emphasis"><text:span text:style-name="T5">Un sistema inteligente</text:span></text:span></text:h>
      <text:list xml:id="list1081153050" text:style-name="L1">
        <text:list-item>
          <text:p text:style-name="P24">la inteligencia es la clave.<text:span text:style-name="T6"> (se comentan aspectos observables de la inteligencia aplicada de la vida)</text:span></text:p>
        </text:list-item>
      </text:list>
      <text:p text:style-name="P5"><text:tab/></text:p>
      <text:p text:style-name="P5"><text:tab/>tradicionalmente estudiamos la vida a traves de la biologia. intentamos ver como esta compuesta. como ha sido construida. sin embargo esto no nos proporcionara las respuesta que buscamos. </text:p>
      <text:p text:style-name="P6">nosotros en cambio vamos a explorar otro camino. </text:p>
      <text:p text:style-name="P6">dejaremos de lado la quimica de sus tejidos, <text:span text:style-name="T12">y los complejos mecanismos que utiliza para realizar sus procesos.</text:span></text:p>
      <text:p text:style-name="P6"><text:span text:style-name="T12">Y nos enfocaremos</text:span> <text:span text:style-name="T12">solo </text:span>en su inteligencia.</text:p>
      <text:p text:style-name="P5">no nos importa como esta formada, sino lo que hace<text:span text:style-name="T10">.</text:span></text:p>
      <text:p text:style-name="P17">la forma en que es implementado el sistema no es importante para nosotros, lo realmente importante es su funcion.</text:p>
      <text:p text:style-name="P7">la quimica, su composicion fisica y molecular, estan bien para explicar los primeros fenomenos.</text:p>
      <text:p text:style-name="P7">los mecanismos que han dado lugar a los origenes de la vida.</text:p>
      <text:p text:style-name="P7">sin embargo, una vez que el sistema se ha puesto en marcha, una vez que ha despertado, el estudio de la materia organica ya no nos proporciona el tipo de respuestas que buscamos.</text:p>
      <text:p text:style-name="P7">nos proporciona conocimiento acerca de la tecnologia que se ha utilizado para implementarlo<text:span text:style-name="T11">, pero poco mas.</text:span></text:p>
      <text:p text:style-name="P7">porque lo que crea la complejidad que vemos, es en realidad la inteligencia.</text:p>
      <text:p text:style-name="P7">y eso es lo que queremos conocer. </text:p>
      <text:p text:style-name="P7">la inteligencia superior que ha disenado a todas las criaturas<text:span text:style-name="T11">.</text:span></text:p>
      <text:p text:style-name="P8">queremos ver las manos del creador, entender como ha podido construir esto.</text:p>
      <text:p text:style-name="P8">Y entender, que es todo esto.</text:p>
      <text:p text:style-name="P7"/>
      <text:p text:style-name="P5"/>
      <text:p text:style-name="P5"/>
      <text:p text:style-name="P4"/>
      <text:list xml:id="list191549499516631" text:continue-numbering="true" text:style-name="L1">
        <text:list-item>
          <text:p text:style-name="P25"><text:soft-page-break/>como se produce la inteligencia<text:span text:style-name="T1">? </text:span><text:span text:style-name="T7">(comentamos que en los siguientes capitulos construiremos una simulacion de la vida, que nos permitira ver como piensa, como resuelve problemas, como aprende, y como </text:span><text:span text:style-name="T8">el conocimiento adquirido es utilizado)</text:span></text:p>
        </text:list-item>
      </text:list>
      <text:p text:style-name="P2"/>
      <text:p text:style-name="P17">Que una inteligencia muy superior a la nuestra esta detras del diseno y la creacion de todos los seres vivientes resulta evidente.</text:p>
      <text:p text:style-name="P17">Lo que no resulta tan facil de ver es </text:p>
      <text:p text:style-name="P17">adonde esta esa inteligencia?, o como lo ha hecho?</text:p>
      <text:p text:style-name="P18">Nuestro instinto nos dice que esa inteligencia debe estar en alguna parte.</text:p>
      <text:p text:style-name="P18">Posiblemente alli afuera, porque no la vemos por aqui.</text:p>
      <text:p text:style-name="P18">Y hemos imaginado que tal vez algun espiritu poderoso podria haberlo hecho.</text:p>
      <text:p text:style-name="P18">Posiblemente algo que es ajeno a este mundo, porque en este mundo no lo hemos encontrado.</text:p>
      <text:p text:style-name="P18">Encontraremos esa inteligencia dentro de las paginas de este libro.</text:p>
      <text:p text:style-name="P18">Y la veremos actuar.</text:p>
      <text:p text:style-name="P18">Veremos como piensa, como aprende, como crea a sus criaturas.</text:p>
      <text:p text:style-name="P18">Y tal vez, veremos con sorpresa como, la inteligencia que buscabamos alli afuera, en realidad esta aqui, con nosotros.</text:p>
      <text:p text:style-name="P18">No alli afuera, adonde la buscabamos, sino dentro.</text:p>
      <text:p text:style-name="P17"/>
      <text:h text:style-name="P1" text:outline-level="3"><text:span text:style-name="Strong_20_Emphasis"><text:span text:style-name="T1">2.</text:span></text:span><text:span text:style-name="Strong_20_Emphasis"><text:span text:style-name="T8">2</text:span></text:span><text:span text:style-name="Strong_20_Emphasis"><text:span text:style-name="T4">. </text:span></text:span><text:span text:style-name="Strong_20_Emphasis"><text:span text:style-name="T8">El proceso de calculo</text:span></text:span></text:h>
      <text:list xml:id="list191548840079428" text:continue-numbering="true" text:style-name="L1">
        <text:list-item>
          <text:p text:style-name="P25">como se procesa la informacion en una maquina de calculo?<text:span text:style-name="T6"> (describimos un proceso de calculo generico)</text:span></text:p>
        </text:list-item>
        <text:list-item>
          <text:p text:style-name="P25"><text:span text:style-name="T9">los </text:span>elementos <text:span text:style-name="T9">que componen </text:span>una maquina de calculo<text:span text:style-name="T6"> (hablamos de memoria, procesador, informacion y metodo)</text:span></text:p>
        </text:list-item>
      </text:list>
      <text:p text:style-name="P2"/>
      <text:p text:style-name="P19">Para entender como funciona empezaremos por ver como es un proceso de calculo.</text:p>
      <text:p text:style-name="P10">Las computadoras,</text:p>
      <text:p text:style-name="P12">procesan <text:s/>informacion para resolver problemas.</text:p>
      <text:p text:style-name="P12"/>
      <text:p text:style-name="P13"><text:span text:style-name="T14">El proceso parte </text:span>de un conjunto de datos conocidos<text:span text:style-name="T14"> que</text:span><text:span text:style-name="T13"> representa</text:span><text:span text:style-name="T14">n</text:span><text:span text:style-name="T13"> el problema <text:s/>y su contexto.</text:span></text:p>
      <text:p text:style-name="P12">Y sobre estos datos <text:span text:style-name="T14">se </text:span>realizan operaciones para obtener nueva informacion que se incluira<text:span text:style-name="T14"> a su vez</text:span> en el conjunto de datos conocidos.</text:p>
      <text:p text:style-name="P12"/>
      <text:p text:style-name="P12">normalmente resolver un problema podria requerir mas de un paso de calculo.</text:p>
      <text:p text:style-name="P12"><text:soft-page-break/></text:p>
      <text:p text:style-name="P12">Por ejemplo, </text:p>
      <text:p text:style-name="P12">si queremos sumar una lista de varios numeros, </text:p>
      <text:p text:style-name="P12">el conjunto de datos iniciales sera la lista de numeros que queremos sumar,</text:p>
      <text:p text:style-name="P12">El primer paso sera sumar el primer numero de la lista con el segundo, </text:p>
      <text:p text:style-name="P12">con esto habremos obtenido un nuevo dato, un resultado parcial,</text:p>
      <text:p text:style-name="P12">El siguiente paso sera sumar este resultado parcial con el siguiente numero de la lista.</text:p>
      <text:p text:style-name="P12">Y repetiremos este procedimiento con todos los numeros de la lista para obtener el resultado final.</text:p>
      <text:p text:style-name="P12"/>
      <text:p text:style-name="P14"><text:span text:style-name="T15">S</text:span>i vemos el proceso en termino de estados, podemos decir que,</text:p>
      <text:p text:style-name="P14">el conjunto de datos iniciales, <text:span text:style-name="T15">en </text:span>este caso el listado de los numeros que queremos sumar, representan el estado inicial del problema.</text:p>
      <text:p text:style-name="P14">El estado final sera el resultado que queremos conseguir.</text:p>
      <text:p text:style-name="P15">y la sumas parciales generaran alguno de los estados intermedios.</text:p>
      <text:p text:style-name="P15"/>
      <text:p text:style-name="P15">En este ejemplo, de una suma de un listado de numeros, podemos extraer dos elementos importantes:</text:p>
      <text:p text:style-name="P15">los datos, que representan el problema y su estado, y el metodo que debe aplicarse sobre ellos para obtener el resultado deseado.</text:p>
      <text:p text:style-name="P15"/>
      <text:p text:style-name="P16">El metodo sera la secuencia de pasos que debemos seguir para obtener el resultado.<text:span text:style-name="T16">, </text:span></text:p>
      <text:p text:style-name="P16">El metodo depende del problema que se quiere resolver.</text:p>
      <text:p text:style-name="P16"/>
      <text:p text:style-name="P16">Ahora bien, los datos y el metodo son ideas.</text:p>
      <text:p text:style-name="P16">Para sumar el listado de numeros del ejemplo, debemos ser capaces de recordar los numeros que debemos sumar.</text:p>
      <text:p text:style-name="P16"/>
      <text:p text:style-name="P16">El metodo nos dice cuales son los pasos que debemos seguir, <text:span text:style-name="T16">y para utilizar el metodo, tambien debemos ser capaces de recordarlo</text:span>.</text:p>
      <text:p text:style-name="P22">A medida que aplicamos sobre los datos las transformacion que indica el metodo, el proceso cambia de estado, avanza hacia su resolucion.</text:p>
      <text:p text:style-name="P22">el estado en que se encuentra el proceso tambien debe ser memorizado, para que podamos continuar desde ese punto.</text:p>
      <text:p text:style-name="P21"><text:span text:style-name="T16">N</text:span>ecesitamos memoria<text:span text:style-name="T16">, tanto para recordar los datos que describen el problema, como para recordar el metodo que contiene la forma de encontrar la solucion, como para recordar en que estado se encuentra el proceso de calculo.</text:span></text:p>
      <text:p text:style-name="P21"/>
      <text:p text:style-name="P16">Para aplicar las operaciones que indica el metodo sobre los datos los computadores utilizan un dispositivo que llamamos "procesador".</text:p>
      <text:p text:style-name="P23">el procesador sabe como realizar las transformaciones sobre los datos que indica el metodo.</text:p>
      <text:p text:style-name="P23"/>
      <text:p text:style-name="P23">de esto podemos concluir que para procesar informacion <text:span text:style-name="T17">un computador necesita,</text:span></text:p>
      <text:p text:style-name="P23">los datos, el metodo, la memoria y el dispositivo procesador</text:p>
      <text:p text:style-name="P23"/>
      <text:p text:style-name="P11"/>
      <text:p text:style-name="P9"/>
      <text:h text:style-name="P1" text:outline-level="3"><text:soft-page-break/><text:span text:style-name="Strong_20_Emphasis"><text:span text:style-name="T1">2.</text:span></text:span><text:span text:style-name="Strong_20_Emphasis"><text:span text:style-name="T8">3</text:span></text:span><text:span text:style-name="Strong_20_Emphasis"><text:span text:style-name="T4">. </text:span></text:span><text:span text:style-name="Strong_20_Emphasis"><text:span text:style-name="T8">Inteligencia natural</text:span></text:span></text:h>
      <text:list xml:id="list191548558658087" text:continue-numbering="true" text:style-name="L1">
        <text:list-item>
          <text:p text:style-name="P25">la vida como un computador natural<text:span text:style-name="T1"> (comentamos que en la vida se encuentran los elementos necesarios para construir un sistema de calculo. los listamos brevemente</text:span><text:span text:style-name="T2"> [ADN, reproduccion, individuos y ciclo de </text:span><text:span text:style-name="T3">vida</text:span><text:span text:style-name="T2">]</text:span><text:span text:style-name="T1">, se comentaran en detalle en los siguientes capitulos)</text:span></text:p>
        </text:list-item>
      </text:list>
      <text:p text:style-name="P2"/>
      <text:p text:style-name="P27">Datos, metodo, memoria y procesador.</text:p>
      <text:p text:style-name="P27">estos elementos estan presentes en la vida.</text:p>
      <text:p text:style-name="P27">No se ven si lo que analizamos es la composicion de los tejidos organicos.</text:p>
      <text:p text:style-name="P27">Pero resultan evidentes cuando observamos a la vida por su funcion.</text:p>
      <text:p text:style-name="P27">Desde un punto de vista logico, La vida es una maquina de calculo, un sistema inteligente.</text:p>
      <text:p text:style-name="P27">Y no parece que tenga otra funcion. la vida es un computador natural.</text:p>
      <text:p text:style-name="P28">veremos primero como se implementan estos mecanismos y despues veremos como funciona el sistema.</text:p>
      <text:p text:style-name="P28">en los siguientes capitulos hablaremos de como la vida implementa estos mecanismos en</text:p>
      <text:p text:style-name="P28">el ADN, la reproduccion, el ciclo de vida, <text:s/>y los individuos.</text:p>
      <text:p text:style-name="P28"/>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paragraph-properties fo:margin-top="0.3457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277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20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38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3457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277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20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38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5T19:50:35.895000000</meta:creation-date>
    <dc:date>2025-08-16T19:15:48.223000000</dc:date>
    <meta:editing-duration>PT49M57S</meta:editing-duration>
    <meta:editing-cycles>8</meta:editing-cycles>
    <meta:generator>LibreOffice/7.3.5.2$Windows_X86_64 LibreOffice_project/184fe81b8c8c30d8b5082578aee2fed2ea847c01</meta:generator>
    <meta:document-statistic meta:table-count="0" meta:image-count="0" meta:object-count="0" meta:page-count="4" meta:paragraph-count="77" meta:word-count="1046" meta:character-count="6353" meta:non-whitespace-character-count="5375"/>
  </office:meta>
</office:document-meta>
</file>